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106" officeooo:paragraph-rsid="0012c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’est des projets en opensource c’est de faire ce qui se fiat déjà entre par la concurrence et dont le code est dispo au public </text:p>
      <text:p text:style-name="P1">location de vélo : gestion des parc de vélo avec une interface ,On fera que l’on pourra pour les projets(ou d’ordinateurs reconditionnés</text:p>
      <text:p text:style-name="P1">traçabilité  du produits </text:p>
      <text:p text:style-name="P1">plateforme de vente de l’économie solidaire : c’est de mettre en relation marchands et clients locaux,</text:p>
      <text:p text:style-name="P1">portail d’appli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3T12:10:48.703000000</meta:creation-date>
    <dc:date>2020-07-03T13:46:01.927000000</dc:date>
    <meta:editing-duration>PT1H4M52S</meta:editing-duration>
    <meta:editing-cycles>1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5" meta:word-count="68" meta:character-count="407" meta:non-whitespace-character-count="340"/>
  </office:meta>
</office:document-meta>
</file>